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pperplate Gothic Light" svg:font-family="'Copperplate Gothic Light'" style:font-family-generic="swiss"/>
    <style:font-face style:name="Lucida Sans1" svg:font-family="'Lucida Sans'" style:font-family-generic="swiss"/>
    <style:font-face style:name="Arial1" svg:font-family="Arial"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Title">
      <style:text-properties officeooo:rsid="00079b45" officeooo:paragraph-rsid="00079b45"/>
    </style:style>
    <style:style style:name="P2" style:family="paragraph" style:parent-style-name="Text_20_body">
      <style:text-properties officeooo:rsid="00079b45" officeooo:paragraph-rsid="00079b45"/>
    </style:style>
    <style:style style:name="P3" style:family="paragraph" style:parent-style-name="Text_20_body">
      <style:text-properties fo:font-weight="bold" officeooo:rsid="00079b45" officeooo:paragraph-rsid="00079b45" style:font-weight-asian="bold" style:font-weight-complex="bold"/>
    </style:style>
    <style:style style:name="P4" style:family="paragraph" style:parent-style-name="Text_20_body">
      <style:text-properties fo:font-weight="bold" officeooo:rsid="000b6ed3" officeooo:paragraph-rsid="000b6ed3" style:font-weight-asian="bold" style:font-weight-complex="bold"/>
    </style:style>
    <style:style style:name="P5" style:family="paragraph" style:parent-style-name="Text_20_body">
      <style:text-properties fo:font-weight="bold" officeooo:rsid="000c3172" officeooo:paragraph-rsid="000c3172" style:font-weight-asian="bold" style:font-weight-complex="bold"/>
    </style:style>
    <style:style style:name="P6" style:family="paragraph" style:parent-style-name="Text_20_body">
      <style:text-properties fo:font-weight="normal" officeooo:rsid="00079b45" officeooo:paragraph-rsid="00079b45" style:font-weight-asian="normal" style:font-weight-complex="normal"/>
    </style:style>
    <style:style style:name="P7" style:family="paragraph" style:parent-style-name="Text_20_body">
      <style:text-properties fo:font-weight="normal" officeooo:rsid="00098d2b" officeooo:paragraph-rsid="00098d2b" style:font-weight-asian="normal" style:font-weight-complex="normal"/>
    </style:style>
    <style:style style:name="P8" style:family="paragraph" style:parent-style-name="Text_20_body">
      <style:text-properties fo:font-weight="normal" officeooo:rsid="000b6ed3" officeooo:paragraph-rsid="000b6ed3" style:font-weight-asian="normal" style:font-weight-complex="normal"/>
    </style:style>
    <style:style style:name="P9" style:family="paragraph" style:parent-style-name="Text_20_body" style:list-style-name="L1">
      <style:text-properties fo:font-weight="normal" officeooo:rsid="00098d2b" officeooo:paragraph-rsid="00098d2b" style:font-weight-asian="normal" style:font-weight-complex="normal"/>
    </style:style>
    <style:style style:name="P10" style:family="paragraph" style:parent-style-name="Text_20_body" style:list-style-name="L2">
      <style:text-properties fo:font-weight="normal" officeooo:rsid="000b6ed3" officeooo:paragraph-rsid="000b6ed3" style:font-weight-asian="normal" style:font-weight-complex="normal"/>
    </style:style>
    <style:style style:name="P11" style:family="paragraph" style:parent-style-name="Text_20_body">
      <style:text-properties fo:font-weight="normal" officeooo:rsid="000b6ed3" officeooo:paragraph-rsid="000b6ed3" style:font-weight-asian="normal" style:font-weight-complex="normal"/>
    </style:style>
    <style:style style:name="P12" style:family="paragraph" style:parent-style-name="Text_20_body">
      <style:text-properties fo:font-weight="normal" officeooo:rsid="00079b45" officeooo:paragraph-rsid="00079b45" style:font-weight-asian="normal" style:font-weight-complex="normal"/>
    </style:style>
    <style:style style:name="P13" style:family="paragraph" style:parent-style-name="Text_20_body">
      <style:text-properties officeooo:rsid="00079b45" officeooo:paragraph-rsid="00079b45"/>
    </style:style>
    <style:style style:name="P14" style:family="paragraph" style:parent-style-name="Text_20_body">
      <style:text-properties fo:font-weight="bold" officeooo:rsid="00079b45" officeooo:paragraph-rsid="00079b45" style:font-weight-asian="bold" style:font-weight-complex="bold"/>
    </style:style>
    <style:style style:name="P15" style:family="paragraph" style:parent-style-name="Text_20_body">
      <style:text-properties fo:font-weight="bold" officeooo:rsid="000c3172" officeooo:paragraph-rsid="000c3172" style:font-weight-asian="bold" style:font-weight-complex="bold"/>
    </style:style>
    <style:style style:name="T1" style:family="text">
      <style:text-properties style:font-name="Arial1" fo:font-size="12pt" style:font-size-asian="12pt" style:font-size-complex="12pt"/>
    </style:style>
    <style:style style:name="T2" style:family="text">
      <style:text-properties style:font-name="Arial1" fo:font-size="12pt" fo:font-weight="normal" style:font-size-asian="12pt" style:font-weight-asian="normal" style:font-size-complex="12pt" style:font-weight-complex="normal"/>
    </style:style>
    <style:style style:name="T3" style:family="text">
      <style:text-properties style:font-name="Arial1" fo:font-size="12pt" fo:font-weight="normal" officeooo:rsid="000b6ed3"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slag til min del av forprosjektrapport</text:p>
      <text:p text:style-name="P2"/>
      <text:p text:style-name="P2"/>
      <text:p text:style-name="P3">Prosjektets omfang</text:p>
      <text:p text:style-name="P3"/>
      <text:p text:style-name="P3"/>
      <text:p text:style-name="P6">To avdelinger ved Høyskolen i Øsfold, lærerutdanningen og informasjonsteknologi startet i 2015 et samarbeidsforprosjekt med tittelen «Programmering som fag og pedagogisk verktøy i skolen», ProgPed. Tre skoler i Halden har sagt seg villig til å delta i dette prosjektet.</text:p>
      <text:p text:style-name="P6">Våren 2016 skal vi teste ut bruk av programmering i skolene.</text:p>
      <text:p text:style-name="P6">Dette gjør at vi kan bruke programmering spesielt som pedagogisk verktøy i matteundervisningen. </text:p>
      <text:p text:style-name="P6"/>
      <text:p text:style-name="P6"/>
      <text:p text:style-name="P3">Rammebetingelser</text:p>
      <text:p text:style-name="P3"/>
      <text:p text:style-name="P3"/>
      <text:list xml:id="list1859531534785295240" text:style-name="L1">
        <text:list-item>
          <text:p text:style-name="P9">Testing og evaluering av verktøy for å lære barn å programmere</text:p>
        </text:list-item>
        <text:list-item>
          <text:p text:style-name="P9">Utarbeidelse av eksempler man kan bruke i undervisningen, i programmering som et eget fag, samt matematikk og andre skolefag</text:p>
        </text:list-item>
        <text:list-item>
          <text:p text:style-name="P9">Utarbeidelse av undervisnings- og opplæringsmateriale</text:p>
        </text:list-item>
        <text:list-item>
          <text:p text:style-name="P9">Deltagelse i undervisning og veiledning av elever i skolene</text:p>
        </text:list-item>
        <text:list-item>
          <text:p text:style-name="P9">Deltagelse i opplæring av lærere i bruk av verktøy og eksempler.</text:p>
        </text:list-item>
      </text:list>
      <text:p text:style-name="P7"/>
      <text:p text:style-name="P8">Vi tenker å bruke 2 programmeringsspråk for å oppnå dette:</text:p>
      <text:list xml:id="list2433650838430458309" text:style-name="L2">
        <text:list-item>
          <text:p text:style-name="P10">Processing: Verktøyet vi tenker å bruke for å «gjøre læren om geometriske figurer mer synlig og forståelig» for elevene. I dette språket kan man lage figurer av det man til enhver tid skal undervise i.</text:p>
        </text:list-item>
        <text:list-item>
          <text:p text:style-name="P10">Skratch: Et grafisk programmeringsspråk hvor man kan flytte/bevege figurer i et vindu. Der hvor man ellers bruker kode for å oppnå ønskelige resultater, for eksempel if (betingelse) then &lt;kode&gt;..., bruker man her ulike «bilder» til å oppnå samme resultat.</text:p>
        </text:list-item>
      </text:list>
      <text:p text:style-name="P8"/>
      <text:p text:style-name="P8"/>
      <text:p text:style-name="P4">Avgrensninger</text:p>
      <text:p text:style-name="P8"/>
      <text:p text:style-name="P8"/>
      <text:p text:style-name="P8">Programmeringa må tilpasses pensum til hvert klassetrinn.</text:p>
      <text:p text:style-name="P8">Vi må tilpasse det faglige og tidsbruken på hvert enkelt klassetrinn slik at vi ikke lager ting som ikke er forståelige for elevene. Vi må ta høyde for at det også er elever som aldri har drevet med programmering før, slik at vi kan få med oss alle elevene.</text:p>
      <text:p text:style-name="P8"/>
      <text:p text:style-name="P5"/>
      <text:p text:style-name="P5"><text:soft-page-break/>Budsjett</text:p>
      <text:p text:style-name="P5"><text:span text:style-name="Standardskrift_20_for_20_avsnitt"><text:span text:style-name="T3"/></text:span></text:p>
      <text:p text:style-name="P5"><text:span text:style-name="Standardskrift_20_for_20_avsnitt"><text:span text:style-name="T3"/></text:span></text:p>
      <text:p text:style-name="P5"><text:span text:style-name="Standardskrift_20_for_20_avsnitt"><text:span text:style-name="T3">Liste over prioriterte oppgaver, rangert fra de som må være med til oppgaver som det er et pluss å ha med, men som det ikke er så farlig om vi ikke rekker.</text:span></text:span></text:p>
      <text:p text:style-name="P5"><text:span text:style-name="Standardskrift_20_for_20_avsnitt"><text:span text:style-name="T3"/></text:span></text:p>
      <text:p text:style-name="P5"><text:span text:style-name="Standardskrift_20_for_20_avsnitt"><text:span text:style-name="T3"/></text:span></text:p>
      <text:p text:style-name="P5"><text:span text:style-name="Standardskrift_20_for_20_avsnitt"><text:span text:style-name="T1">Kriterier for avslutning</text:span></text:span></text:p>
      <text:p text:style-name="P5"><text:span text:style-name="Standardskrift_20_for_20_avsnitt"><text:span text:style-name="T2"/></text:span></text:p>
      <text:p text:style-name="P5"><text:span text:style-name="Standardskrift_20_for_20_avsnitt"><text:span text:style-name="T2">Ingervju og evaluering om hvordan ProgPed-forprosjektet har gått og tanker om eventuelle utviklings- og forbedringspotensiale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pperplate Gothic Light" svg:font-family="'Copperplate Gothic Light'" style:font-family-generic="swiss"/>
    <style:font-face style:name="Lucida Sans1" svg:font-family="'Lucida Sans'" style:font-family-generic="swiss"/>
    <style:font-face style:name="Arial1" svg:font-family="Arial"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nb" fo:country="NO"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nb" fo:country="NO"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Copperplate Gothic Light" fo:font-family="'Copperplate Gothic Light'" style:font-family-generic="swiss" fo:font-size="20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20%"/>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 style:family="paragraph">
      <style:paragraph-properties fo:margin-top="0cm" fo:margin-bottom="0cm" loext:contextual-spacing="false" fo:line-height="100%" fo:hyphenation-ladder-count="no-limit"/>
      <style:text-properties style:font-name="Arial1" fo:font-family="Arial" style:font-family-generic="swiss" style:font-pitch="variable"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andardskrift_20_for_20_avsnitt" style:display-name="Standardskrift for avsnit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Bolt-Evensen</meta:initial-creator>
    <meta:creation-date>2016-01-12T10:30:08.541518007</meta:creation-date>
    <dc:date>2016-01-12T15:48:36.503000000</dc:date>
    <meta:editing-duration>PT23M37S</meta:editing-duration>
    <meta:editing-cycles>6</meta:editing-cycles>
    <meta:generator>LibreOffice/5.0.3.2$Windows_x86 LibreOffice_project/e5f16313668ac592c1bfb310f4390624e3dbfb75</meta:generator>
    <meta:document-statistic meta:table-count="0" meta:image-count="0" meta:object-count="0" meta:page-count="2" meta:paragraph-count="21" meta:word-count="326" meta:character-count="2025" meta:non-whitespace-character-count="1726"/>
  </office:meta>
</office:document-meta>
</file>